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EC000001BD717509E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857cm" svg:height="13.002cm" svg:x="-0.505cm" svg:y="0.598cm">
          <draw:image xlink:href="Pictures/10000000000002EC000001BD717509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22T12:54:06.554000000</dc:date>
    <meta:editing-duration>PT3H48M35S</meta:editing-duration>
    <meta:editing-cycles>47</meta:editing-cycles>
    <meta:generator>LibreOffice/4.2.5.2$Windows_x86 LibreOffice_project/61cb170a04bb1f12e77c884eab9192be736ec5f5</meta:generator>
    <meta:document-statistic meta:object-count="1"/>
  </office:meta>
</office:document-meta>
</file>